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a89e7f" officeooo:paragraph-rsid="000b9e8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a18924" officeooo:paragraph-rsid="000b9e8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a194d5" officeooo:paragraph-rsid="000b9e8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a3476f" officeooo:paragraph-rsid="000b9e8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a50baa" officeooo:paragraph-rsid="000b9e8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a5a4f7" officeooo:paragraph-rsid="000b9e8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a69fed" officeooo:paragraph-rsid="000b9e8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erif" fo:font-style="italic" fo:font-weight="normal" officeooo:rsid="00a3476f" officeooo:paragraph-rsid="000b9e82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Liberation Serif" fo:font-style="italic" fo:font-weight="normal" officeooo:rsid="00a69fed" officeooo:paragraph-rsid="000b9e82" style:font-style-asian="italic" style:font-weight-asian="normal" style:font-style-complex="italic" style:font-weight-complex="normal"/>
    </style:style>
    <style:style style:name="P10" style:family="paragraph" style:parent-style-name="Heading_20_2">
      <style:paragraph-properties fo:text-align="center" style:justify-single-word="false"/>
      <style:text-properties fo:font-style="normal" fo:font-weight="normal" officeooo:rsid="00a18924" officeooo:paragraph-rsid="000b9e82" style:font-style-asian="normal" style:font-weight-asian="normal" style:font-style-complex="normal" style:font-weight-complex="normal"/>
    </style:style>
    <style:style style:name="T1" style:family="text">
      <style:text-properties officeooo:rsid="00a8e669"/>
    </style:style>
    <style:style style:name="T2" style:family="text">
      <style:text-properties officeooo:rsid="01766c0c"/>
    </style:style>
    <style:style style:name="T3" style:family="text">
      <style:text-properties officeooo:rsid="00a194d5"/>
    </style:style>
    <style:style style:name="T4" style:family="text">
      <style:text-properties officeooo:rsid="038e5b5d"/>
    </style:style>
    <style:style style:name="T5" style:family="text">
      <style:text-properties officeooo:rsid="00a50baa"/>
    </style:style>
    <style:style style:name="T6" style:family="text">
      <style:text-properties officeooo:rsid="00a5a4f7"/>
    </style:style>
    <style:style style:name="T7" style:family="text">
      <style:text-properties officeooo:rsid="024c5fef"/>
    </style:style>
    <style:style style:name="T8" style:family="text">
      <style:text-properties officeooo:rsid="00a69fed"/>
    </style:style>
    <style:style style:name="T9" style:family="text">
      <style:text-properties officeooo:rsid="02589492"/>
    </style:style>
    <style:style style:name="T10" style:family="text">
      <style:text-properties officeooo:rsid="038f3f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/>
      <text:p text:style-name="P2"/>
      <text:p text:style-name="P2">В начале осени намыливаясь в бане я вдруг заметил, что мой живот стал выпуклым, как жёсткие надкрылья майского жука, и так же <text:span text:style-name="T2">как они </text:span>не подда<text:span text:style-name="T2">ёт</text:span>ся втягиванию.</text:p>
      <text:p text:style-name="P2">Вскоре и мать моя заметила, что у меня начал отвисать второй подбородок. После одного из домашних ужинов на Декабристов 13, она положила мне руку на плечо и радостно объявила:</text:p>
      <text:p text:style-name="P2">- Толстеешь, братец! И никуда не денешься — ты из нашей породы!</text:p>
      <text:p text:style-name="P2">Я без улыбки посмотрел на её круглое лицо, под которым — я знал это <text:span text:style-name="T2">не глядя </text:span>— расширяется ещё более круглая фигура, и промолчал.</text:p>
      <text:p text:style-name="P2">Мне не хотелось быть из такой породы и становиться круглым. Я не поддамся их аминазину!</text:p>
      <text:p text:style-name="P2"><text:s/>Нужны радикальные меры.</text:p>
      <text:p text:style-name="P2"/>
      <text:p text:style-name="P2">Начать с тех самых ужинов на Декабристов 13 — <text:span text:style-name="T3">моя мать умела так взгромоздить кашу, или картошку на тарелке, что меньше двух порций не получалось. При этом всё так вкусно, что незаметно съедаешь всё.</text:span></text:p>
      <text:p text:style-name="P3">Для начала я отказался от хлеба. </text:p>
      <text:p text:style-name="P3">ОК, я ем сколько кладёте, но хлеб не хочу и не буду. <text:s/></text:p>
      <text:p text:style-name="P3">Причём я перестал брать его даже в столовых. </text:p>
      <text:p text:style-name="P3">Но насчёт «не хочу» <text:s/>— <text:s/>это враки. Хлеб я всегда любил, особенно ржаной, да ещё если тёплый. Я мог в одиночку за раз усидеть буханку такого хлеба без ничего, повторяя про себя отцовскую поговорку:</text:p>
      <text:p text:style-name="P3">«Хлеб мягкий, рот большой; откусишь — и сердце радуется».</text:p>
      <text:p text:style-name="P3">Ещё через месяц, увидав, что бесхлебная диета не срабатывает, я просто перестал ездить в столовую на обеденный перерыв. </text:p>
      <text:p text:style-name="P3">Это уравняло баланс. Завтрак в столовой плюс две порции ужина — получается трёхрáзовое питание.</text:p>
      <text:p text:style-name="P3">А обед?</text:p>
      <text:p text:style-name="P3">Обедал я, по выражению нашей бригады, «Всесвитом», который ежемесячно приносил в вагончик для прочтения.</text:p>
      <text:p text:style-name="P3">В результате, к Новому году всё в той же городской бане позади площади Конотопских дивизий, я с гордостью обозревал своё впалое, как у здорового волка, брюхо. </text:p>
      <text:p text:style-name="P3">Мне всегда нравилась именно такая его форма.</text:p>
      <text:p text:style-name="P3">Нарцисс вогнутобрюхий.</text:p>
      <text:p text:style-name="P3"/>
      <text:p text:style-name="P8"><text:span text:style-name="T2">(...е</text:span>сть немало слов, которые, типа, знаешь — слыхал, читал и даже выговаривал — до тех пор пока не спросят: а что оно значит? </text:p>
      <text:p text:style-name="P8">Но таких сволочей немного, вот и толкуешь это сло<text:span text:style-name="T2">во</text:span> по своим <text:span text:style-name="T2">личным </text:span>понятиям.</text:p>
      <text:p text:style-name="P8">Слово «аскетизм» один из самых курьёзных примеров насколько люди не понимают что они говорят.</text:p>
      <text:p text:style-name="P8">90% населения, которым оно, типа, знакомо, при слове «аскет» вообразят изношенного самоистязанием мужика в нечёсаной клочковатой бороде вокруг горящих глаз.</text:p>
      <text:p text:style-name="P8">Это настолько же неверно, как словом «спортсмен» обозначать одних лишь сумоистов.</text:p>
      <text:p text:style-name="P8">На самом деле, смысл корневого слова «аскеза» передаётся словом «тренировка».</text:p>
      <text:p text:style-name="P8">Если ты захотел стать победителем пивного турнира и каждый день для тренировки выпиваешь три литра пива, ты — аскет.</text:p>
      <text:p text:style-name="P8">Так же как и соседская девочка, что каждый день за стенкой гоняет скрипичные гаммы.</text:p>
      <text:p text:style-name="P8">Так-распротак твою аскезу со всеми <text:span text:style-name="T4">этими</text:span> диезами!</text:p>
      <text:p text:style-name="P8">То есть, аскет-отшельник, готовящий себя к жизни будущей на небесах, всего лишь частный случай среди остальных аскетов.</text:p>
      <text:p text:style-name="P8">Аскезы бывают затяжными и краткосрочными, в зависимости от её цели...<text:span text:style-name="T2">)</text:span></text:p>
      <text:p text:style-name="P8"/>
      <text:p text:style-name="P4"><text:soft-page-break/>И в чём же, спрашивается, состояли мои цели, заставлявшие так ревностно блюсти свою поджарость и каждый будний день выписывать <text:span text:style-name="T5">незнакомые слова из газеты «Morning Star»?</text:span></text:p>
      <text:p text:style-name="P5">Как я уже объяснял, с конкретными деталями к общим планам у меня всё несколько туманно — я просто чувствую, что так надо, потому и делаю так.</text:p>
      <text:p text:style-name="P5"/>
      <text:p text:style-name="P5">За выписками из «Morning Star» требовался г<text:span text:style-name="T2">л</text:span>аз да глаз. </text:p>
      <text:p text:style-name="P5">При встрече непонятного слова, про которое я стопроцентно знал, что оно мне уже попадалось в газете, так и подмывало пропустить его — ведь точно же встречалось!</text:p>
      <text:p text:style-name="P5">Но что означает?</text:p>
      <text:p text:style-name="P5">Рыться в исписанных тетрадках слишком нудно, легче заново посмотреть в словаре и выписать его значение.</text:p>
      <text:p text:style-name="P5"><text:span text:style-name="T2">Поэтому</text:span> иногда попадались слова, про которые я знал, что они выписывались уже до двух-трёх раз. <text:span text:style-name="T4">П</text:span>амять называется!</text:p>
      <text:p text:style-name="P5">С такими приходилось расправляться составлением собственных примеров.</text:p>
      <text:p text:style-name="P5">Вот до чего доводит человека аскетизм; <text:span text:style-name="T6">даже если и</text:span> сам толком не знаешь — зачем оно мне надо?</text:p>
      <text:p text:style-name="P5"/>
      <text:p text:style-name="P6">Для меня <text:span text:style-name="T4">происшествие того вечера</text:span> не стало искушением, я просто изумился.</text:p>
      <text:p text:style-name="P6">И она меня не соблазняла, а скорее пыталась востребовать исполнение родительского долга.</text:p>
      <text:p text:style-name="P6">Я слишком много задолжал Леночке. Не брал её на руки, не сажал к себе на колени, не гладил по волосам.</text:p>
      <text:p text:style-name="P6">Мы просто жили в одной хате, где когда-то ей сказали, что я её папа, но, в сущности, какой там я отец? Так — сухая формула. Бесконтактный папа.</text:p>
      <text:p text:style-name="P6">Конечно же, я не отталкивал её, а порой мог даже увлечься разговором с нею; однако для ребёнка такого, наверное, мало.</text:p>
      <text:p text:style-name="P6">И для отца такого наверняка мало, но так уж сложились мои отношения со всеми и <text:span text:style-name="T7">с </text:span>каждым из моих пятерых детей.</text:p>
      <text:p text:style-name="P6">Когда родилась Леночка, я просто ещё не созрел для роли отца. </text:p>
      <text:p text:style-name="P6">Папа в восемнадцать лет? Бросьте смешить!..</text:p>
      <text:p text:style-name="P6">Потом нас развели стройбат с институтом.</text:p>
      <text:p text:style-name="P6"/>
      <text:p text:style-name="P6">При появлении на свет тебя я уже годился в отцы и любил тебя беззаветно, но слишком недолго — нас разлучила моя репутация.</text:p>
      <text:p text:style-name="P6"/>
      <text:p text:style-name="P6">С Рузанной я познакомился в её шесть лет. <text:s/></text:p>
      <text:p text:style-name="P6">Она звала меня «папой» и я <text:s/>любил её <text:span text:style-name="T8">как дочь</text:span>, но первый раз обнял, когда Рузанн<text:span text:style-name="T9">а</text:span> уезжала в Грецию к своему мужу Апостолосу.</text:p>
      <text:p text:style-name="P7">Опять всё та же бесконтактность.</text:p>
      <text:p text:style-name="P7"/>
      <text:p text:style-name="P7">Ашота и родившуюся после него Эмку я не мог обнимать и ласкать — ведь рядом была Рузанна, которой ничего такого от меня не досталось; вот и вышла бы несправедливость.</text:p>
      <text:p text:style-name="P7"/>
      <text:p text:style-name="P7">Так отец пятерых детей и остался <text:span text:style-name="T10">всего лишь </text:span>формальным папой.</text:p>
      <text:p text:style-name="P7">Бедные дети!</text:p>
      <text:p text:style-name="P7">Но жалеть надо не только их, ведь я тоже прожил жизнь лишённым <text:span text:style-name="T10">детской</text:span> ласки.</text:p>
      <text:p text:style-name="P7"/>
      <text:p text:style-name="P7">Теперь вернёмся к тому, как Леночка попыталась исправить такое вопиющее положение.</text:p>
      <text:p text:style-name="P7">Она зашла в комнату и уселась ко мне на колени, отделяя от стола со словарём, тетрадкой и книгой. </text:p>
      <text:p text:style-name="P7">Обернув своё лицо ко мне, она подняла правую руку и приложила маленькую ладонь к моей ежеутренне бритой щеке. Наверное, хотела научить меня как это делается.</text:p>
      <text:p text:style-name="P7"/>
      <text:p text:style-name="P9"><text:soft-page-break/><text:span text:style-name="T2">(...ч</text:span>то же меня оттолкнуло? Опасение скатиться к инцесту?</text:p>
      <text:p text:style-name="P9">Исключено, при моём роботизированном самоконтроле.</text:p>
      <text:p text:style-name="P9">Нет, скорее из-за выражения улыбки на её лице:</text:p>
      <text:p text:style-name="P9">«Ах, ты бедняжка!»...<text:span text:style-name="T2">)</text:span></text:p>
      <text:p text:style-name="P9"/>
      <text:p text:style-name="P7">- Ну, хватит, Леночка. Мне надо работать.</text:p>
      <text:p text:style-name="P7">Улыбка сменилась выражением злости и она начала мстительно прыгать, сидя у меня на коленях.</text:p>
      <text:p text:style-name="P7">- Что? Размечталась о сладких пирожках? Не рано ли?</text:p>
      <text:p text:style-name="P7">И я поднялся на ноги, как бездушный робот, лишив её площадки для подпрыгиваний.</text:p>
      <text:p text:style-name="P7"/>
      <text:p text:style-name="P7">Через пару дней, а может и неделю, вернувшись с работы я заметил перемены на полках этажерки. Там появилась чёрная дыра.</text:p>
      <text:p text:style-name="P1">Высокую скулу лица Иры, на любительской фотографии посреди ручья, пробило отверстие.</text:p>
      <text:p text:style-name="P1">Орудием этого вандализма, а может даже вудуизма, послужил остро заточенный карандаш, <text:span text:style-name="T10">а возможно и</text:span> шариковая ручка.</text:p>
      <text:p text:style-name="P1">Вопрос «к<text:span text:style-name="T1">т</text:span>о?!» у меня не возникал. </text:p>
      <text:p text:style-name="P1">Какая разница?</text:p>
      <text:p text:style-name="P1">- Леночка! Иди-ка сюда!</text:p>
      <text:p text:style-name="P1">- <text:span text:style-name="T1">Что?</text:span></text:p>
      <text:p text:style-name="P1">- <text:span text:style-name="T1">Я, как отец, обязан заботиться о твоём образовании. Чтобы ты разбиралась: что есть что. Посмотри на фотографию на полке.</text:span></text:p>
      <text:p text:style-name="P1">- <text:span text:style-name="T1">Что?</text:span></text:p>
      <text:p text:style-name="P1">- <text:span text:style-name="T1">Вот это называется подлость.</text:span></text:p>
      <text:p text:style-name="P1">- <text:span text:style-name="T1">Это не я.</text:span></text:p>
      <text:p text:style-name="P1">- <text:span text:style-name="T1">Я не говорю, что это ты. Просто запомни что такое «подлость». А кто её делал уже не важ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08:43.943437582</meta:creation-date>
    <dc:date>2017-03-03T16:08:49.044553272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9" meta:word-count="1063" meta:character-count="6587" meta:non-whitespace-character-count="5570"/>
    <meta:generator>LibreOffice/4.3.3.2$Linux_x86 LibreOffice_project/430m0$Build-2</meta:generator>
  </office:meta>
</office:document-meta>
</file>